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7cm"/>
    </style:style>
    <style:style style:name="co3" style:family="table-column">
      <style:table-column-properties fo:break-before="auto" style:column-width="2.616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D[m]=</text:p>
          </table:table-cell>
          <table:table-cell office:value-type="float" office:value="0.0031">
            <text:p>0,0031</text:p>
          </table:table-cell>
          <table:table-cell office:value-type="float" office:value="3.1">
            <text:p>3,1</text:p>
          </table:table-cell>
          <table:table-cell table:number-columns-repeated="7"/>
        </table:table-row>
        <table:table-row table:style-name="ro1">
          <table:table-cell office:value-type="string">
            <text:p>L[m]=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miar</text:p>
          </table:table-cell>
          <table:table-cell office:value-type="string">
            <text:p>t[s]</text:p>
          </table:table-cell>
          <table:table-cell office:value-type="string">
            <text:p>dp[Pa]</text:p>
          </table:table-cell>
          <table:table-cell office:value-type="string">
            <text:p>V[cm^3]</text:p>
          </table:table-cell>
          <table:table-cell office:value-type="string">
            <text:p>mi</text:p>
          </table:table-cell>
          <table:table-cell office:value-type="string">
            <text:p>vsr[m/s]</text:p>
          </table:table-cell>
          <table:table-cell office:value-type="string">
            <text:p>R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78">
            <text:p>7,578</text:p>
          </table:table-cell>
          <table:table-cell office:value-type="float" office:value="395">
            <text:p>395</text:p>
          </table:table-cell>
          <table:table-cell office:value-type="float" office:value="320">
            <text:p>320</text:p>
          </table:table-cell>
          <table:table-cell table:formula="of:=3.14*[.C4]*POWER([.$B$1];4)*[.B4]/(128*[.D4]/1000000*[.$B$2])" office:value-type="float" office:value="0.0000211918158783237">
            <text:p>2,11918158783237E-005</text:p>
          </table:table-cell>
          <table:table-cell table:formula="of:=[.D4]/1000000/[.B4]/(POWER([.$B$1];2)/4*3.14)" office:value-type="float" office:value="5.5976060844005">
            <text:p>5,5976060844</text:p>
          </table:table-cell>
          <table:table-cell table:formula="of:=[.F4]*[.$B$1]/[.E4]" office:value-type="float" office:value="818.833976346067">
            <text:p>818,8339763461</text:p>
          </table:table-cell>
          <table:table-cell table:number-columns-repeated="2"/>
          <table:table-cell office:value-type="string">
            <text:p>V=Q/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1">
            <text:p>8,1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table:formula="of:=3.14*[.C6]*POWER([.$B$1];4)*[.B6]/(128*[.D6]/1000000*[.$B$2])" office:value-type="float" office:value="0.0000181153861155649">
            <text:p>1,81153861155649E-005</text:p>
          </table:table-cell>
          <table:table-cell table:formula="of:=[.D6]/1000000/[.B6]/(POWER([.$B$1];2)/4*3.14)" office:value-type="float" office:value="6.38243710415082">
            <text:p>6,3824371042</text:p>
          </table:table-cell>
          <table:table-cell table:formula="of:=[.F6]*[.$B$1]/[.E6]" office:value-type="float" office:value="1092.19615285305">
            <text:p>1092,1961528531</text:p>
          </table:table-cell>
          <table:table-cell table:formula="of:=[.C1]*[.C1]*3.14/4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93">
            <text:p>7,93</text:p>
          </table:table-cell>
          <table:table-cell office:value-type="float" office:value="373">
            <text:p>373</text:p>
          </table:table-cell>
          <table:table-cell office:value-type="float" office:value="361">
            <text:p>361</text:p>
          </table:table-cell>
          <table:table-cell table:formula="of:=3.14*[.C7]*POWER([.$B$1];4)*[.B7]/(128*[.D7]/1000000*[.$B$2])" office:value-type="float" office:value="0.0000185627053461881">
            <text:p>1,85627053461881E-005</text:p>
          </table:table-cell>
          <table:table-cell table:formula="of:=[.D7]/[.B7]/[.H7]" office:value-type="float" office:value="6.03449553343273">
            <text:p>6,0344955334</text:p>
          </table:table-cell>
          <table:table-cell table:formula="of:=[.F7]*[.$B$1]/[.E7]" office:value-type="float" office:value="1007.76992387497">
            <text:p>1007,769923875</text:p>
          </table:table-cell>
          <table:table-cell table:formula="of:=[.H6]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01">
            <text:p>8,01</text:p>
          </table:table-cell>
          <table:table-cell office:value-type="float" office:value="345">
            <text:p>345</text:p>
          </table:table-cell>
          <table:table-cell office:value-type="float" office:value="343">
            <text:p>343</text:p>
          </table:table-cell>
          <table:table-cell table:formula="of:=3.14*[.C8]*POWER([.$B$1];4)*[.B8]/(128*[.D8]/1000000*[.$B$2])" office:value-type="float" office:value="0.0000182525667305781">
            <text:p>1,82525667305781E-005</text:p>
          </table:table-cell>
          <table:table-cell table:formula="of:=[.D8]/[.B8]/[.H8]" office:value-type="float" office:value="5.67634207447813">
            <text:p>5,6763420745</text:p>
          </table:table-cell>
          <table:table-cell table:formula="of:=[.F8]*[.$B$1]/[.E8]" office:value-type="float" office:value="964.064982784198">
            <text:p>964,0649827842</text:p>
          </table:table-cell>
          <table:table-cell table:formula="of:=[.H7]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18">
            <text:p>8,18</text:p>
          </table:table-cell>
          <table:table-cell office:value-type="float" office:value="349">
            <text:p>349</text:p>
          </table:table-cell>
          <table:table-cell office:value-type="float" office:value="348">
            <text:p>348</text:p>
          </table:table-cell>
          <table:table-cell table:formula="of:=3.14*[.C9]*POWER([.$B$1];4)*[.B9]/(128*[.D9]/1000000*[.$B$2])" office:value-type="float" office:value="0.0000185851444293975">
            <text:p>1,85851444293975E-005</text:p>
          </table:table-cell>
          <table:table-cell table:formula="of:=[.D9]/[.B9]/[.H9]" office:value-type="float" office:value="5.63939994645487">
            <text:p>5,6393999465</text:p>
          </table:table-cell>
          <table:table-cell table:formula="of:=[.F9]*[.$B$1]/[.E9]" office:value-type="float" office:value="940.651276637772">
            <text:p>940,6512766378</text:p>
          </table:table-cell>
          <table:table-cell table:formula="of:=[.H8]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03">
            <text:p>8,03</text:p>
          </table:table-cell>
          <table:table-cell office:value-type="float" office:value="334">
            <text:p>334</text:p>
          </table:table-cell>
          <table:table-cell office:value-type="float" office:value="330">
            <text:p>330</text:p>
          </table:table-cell>
          <table:table-cell table:formula="of:=3.14*[.C10]*POWER([.$B$1];4)*[.B10]/(128*[.D10]/1000000*[.$B$2])" office:value-type="float" office:value="0.0000184125748773646">
            <text:p>1,84125748773646E-005</text:p>
          </table:table-cell>
          <table:table-cell table:formula="of:=[.D10]/[.B10]/[.H10]" office:value-type="float" office:value="5.44760174326888">
            <text:p>5,4476017433</text:p>
          </table:table-cell>
          <table:table-cell table:formula="of:=[.F10]*[.$B$1]/[.E10]" office:value-type="float" office:value="917.175653954524">
            <text:p>917,1756539545</text:p>
          </table:table-cell>
          <table:table-cell table:formula="of:=[.H9]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6">
            <text:p>8,26</text:p>
          </table:table-cell>
          <table:table-cell office:value-type="float" office:value="321">
            <text:p>321</text:p>
          </table:table-cell>
          <table:table-cell office:value-type="float" office:value="325">
            <text:p>325</text:p>
          </table:table-cell>
          <table:table-cell table:formula="of:=3.14*[.C11]*POWER([.$B$1];4)*[.B11]/(128*[.D11]/1000000*[.$B$2])" office:value-type="float" office:value="0.000018482817381424">
            <text:p>1,8482817381424E-005</text:p>
          </table:table-cell>
          <table:table-cell table:formula="of:=[.D11]/[.B11]/[.H11]" office:value-type="float" office:value="5.21567196767773">
            <text:p>5,2156719677</text:p>
          </table:table-cell>
          <table:table-cell table:formula="of:=[.F11]*[.$B$1]/[.E11]" office:value-type="float" office:value="874.789961191253">
            <text:p>874,7899611913</text:p>
          </table:table-cell>
          <table:table-cell table:formula="of:=[.H10]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9">
            <text:p>7,99</text:p>
          </table:table-cell>
          <table:table-cell office:value-type="float" office:value="309">
            <text:p>309</text:p>
          </table:table-cell>
          <table:table-cell office:value-type="float" office:value="306">
            <text:p>306</text:p>
          </table:table-cell>
          <table:table-cell table:formula="of:=3.14*[.C12]*POWER([.$B$1];4)*[.B12]/(128*[.D12]/1000000*[.$B$2])" office:value-type="float" office:value="0.0000182789096426302">
            <text:p>1,82789096426302E-005</text:p>
          </table:table-cell>
          <table:table-cell table:formula="of:=[.D12]/[.B12]/[.H12]" office:value-type="float" office:value="5.07670119904631">
            <text:p>5,076701199</text:p>
          </table:table-cell>
          <table:table-cell table:formula="of:=[.F12]*[.$B$1]/[.E12]" office:value-type="float" office:value="860.979895668383">
            <text:p>860,9798956684</text:p>
          </table:table-cell>
          <table:table-cell table:formula="of:=[.H11]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7">
            <text:p>8,17</text:p>
          </table:table-cell>
          <table:table-cell office:value-type="float" office:value="297">
            <text:p>297</text:p>
          </table:table-cell>
          <table:table-cell office:value-type="float" office:value="301">
            <text:p>301</text:p>
          </table:table-cell>
          <table:table-cell table:formula="of:=3.14*[.C13]*POWER([.$B$1];4)*[.B13]/(128*[.D13]/1000000*[.$B$2])" office:value-type="float" office:value="0.0000182632668185491">
            <text:p>1,82632668185491E-005</text:p>
          </table:table-cell>
          <table:table-cell table:formula="of:=[.D13]/[.B13]/[.H13]" office:value-type="float" office:value="4.88372717686034">
            <text:p>4,8837271769</text:p>
          </table:table-cell>
          <table:table-cell table:formula="of:=[.F13]*[.$B$1]/[.E13]" office:value-type="float" office:value="828.962003275917">
            <text:p>828,9620032759</text:p>
          </table:table-cell>
          <table:table-cell table:formula="of:=[.H12]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92">
            <text:p>7,92</text:p>
          </table:table-cell>
          <table:table-cell office:value-type="float" office:value="283">
            <text:p>283</text:p>
          </table:table-cell>
          <table:table-cell office:value-type="float" office:value="280">
            <text:p>280</text:p>
          </table:table-cell>
          <table:table-cell table:formula="of:=3.14*[.C14]*POWER([.$B$1];4)*[.B14]/(128*[.D14]/1000000*[.$B$2])" office:value-type="float" office:value="0.0000181351035426295">
            <text:p>1,81351035426295E-005</text:p>
          </table:table-cell>
          <table:table-cell table:formula="of:=[.D14]/[.B14]/[.H14]" office:value-type="float" office:value="4.68640486668417">
            <text:p>4,6864048667</text:p>
          </table:table-cell>
          <table:table-cell table:formula="of:=[.F14]*[.$B$1]/[.E14]" office:value-type="float" office:value="801.090275143501">
            <text:p>801,0902751435</text:p>
          </table:table-cell>
          <table:table-cell table:formula="of:=[.H13]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16">
            <text:p>8,16</text:p>
          </table:table-cell>
          <table:table-cell office:value-type="float" office:value="272">
            <text:p>272</text:p>
          </table:table-cell>
          <table:table-cell office:value-type="float" office:value="275">
            <text:p>275</text:p>
          </table:table-cell>
          <table:table-cell table:formula="of:=3.14*[.C15]*POWER([.$B$1];4)*[.B15]/(128*[.D15]/1000000*[.$B$2])" office:value-type="float" office:value="0.0000182849098180364">
            <text:p>1,82849098180364E-005</text:p>
          </table:table-cell>
          <table:table-cell table:formula="of:=[.D15]/[.B15]/[.H15]" office:value-type="float" office:value="4.46734497533181">
            <text:p>4,4673449753</text:p>
          </table:table-cell>
          <table:table-cell table:formula="of:=[.F15]*[.$B$1]/[.E15]" office:value-type="float" office:value="757.387898619444">
            <text:p>757,3878986194</text:p>
          </table:table-cell>
          <table:table-cell table:formula="of:=[.H14]" office:value-type="float" office:value="7.54385">
            <text:p>7,543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średnie:</text:p>
          </table:table-cell>
          <table:table-cell table:formula="of:=AVERAGE([.E6:.E15])" office:value-type="float" office:value="0.0000183373384702362">
            <text:p>1,83373384702362E-00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9.10.2012</text:date>, <text:time>12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9T12:20:25</meta:creation-date>
    <dc:date>2012-10-09T12:53:04</dc:date>
    <meta:editing-duration>PT17M28S</meta:editing-duration>
    <meta:editing-cycles>3</meta:editing-cycles>
    <meta:generator>LibreOffice/3.3$Linux LibreOffice_project/330m19$Build-301</meta:generator>
    <meta:document-statistic meta:table-count="3" meta:cell-count="102" meta:object-count="0"/>
  </office:meta>
</office:document-meta>
</file>